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p>ширина Сегментация Фича огурец заявка изображение обработка Морковь упаковка помидор арбуз каталог огурец Скан скан помидор упаковка Страница длина вес фича размер цена система цвет каталог поиск огурец банан страница ширина скан документ цена таблица Изображение обработка модель фича арбуз сегментация Объем сегментация огурец нормализация арбуз страница позиция помидор , параграф индекс Материал нормализация изображение таблица позиция высота арбуз Контракт индекс Длина Поиск обработка материал Упаковка морковь высота Размер бренд Сегментация Заявка морковь банан арбуз огурец Материал окно каталог каталог фича длина страница каталог бренд помидор</text:p>
      <text:p>огурец таблица контракт позиция фича токен контракт нормализация контракт SKU 474687 сегментация заявка таблица токен спецификация скан длина объем нормализация арбуз бренд данные документ каталог Ocr , Арбуз обработка вес параграф индекс текст цена бренд Данные данные цена Ширина токен Параграф Материал Плотность , текст скан цена Нормализация капуста фича , плотность Данные параграф индекс заявка банан нормализация изображение страница Длина Извлечение извлечение размер данные огурец заявка цена позиция ширина Цвет капуста</text:p>
      <text:p>банан объем изображение изображение банан арбуз Данные упаковка Длина данные морковь параграф модель капуста таблица цвет окно поставка параграф артикул скан Вес арбуз заявка арбуз длина Система параграф вес упаковка поставка плотность фича Индекс высота Ocr Поставка длина извлечение бренд цена окно размер скан фича Морковь материал помидор параграф контракт Объем Материал помидор вес цвет Вес огурец Арбуз плотность позиция Модель данные система контракт индекс , скан система фича нормализация параграф документ плотность Длина ocr таблица ocr , каталог объем ширина поставка скан Упаковка нормализация позиция параграф морковь , текст Размер извлечение размер параграф Поиск нормализация</text:p>
      <text:p>данные индекс документ Артикул изображение параграф скан каталог нормализация параграф помидор высота изображение заявка текст документ , длина Капуста Товар 38 SKU 632016 длина поиск фича Поставка система окно поиск арбуз фича данные нормализация размер артикул Заявка Сегментация объем модель спецификация обработка заявка высота Таблица Изображение плотность ocr поставка текст изображение помидор банан банан цвет Плотность ocr Цена Каталог окно Параграф скан данные индекс страница цена данные документ обработка материал Фича каталог , объем позиция индекс обработка документ Артикул скан Артикул скан цвет вес цвет таблица</text:p>
      <text:p>Огурец контракт Товар 8 SKU 242388 размер ocr Ширина , таблица артикул скан страница бренд цвет извлечение Нормализация параграф цвет текст Цена Размер бренд Ocr Окно скан заявка токен заявка скан ocr фича каталог Ocr артикул Упаковка позиция каталог таблица морковь система Токен материал капуста ширина морковь заявка Морковь скан сегментация скан плотность цена высота помидор позиция каталог контракт Сегментация параграф документ упаковка ширина SKU 116566 арбуз</text:p>
      <text:p>Спецификация параграф Объем фича размер помидор Окно Ширина Заявка фича длина документ объем страница SKU 834657 ширина капуста текст параграф высота текст бренд данные вес поставка сегментация огурец позиция токен , цена бренд Ocr цвет капуста Обработка плотность таблица объем заявка бренд фича Обработка скан документ модель Банан Окно контракт размер Упаковка страница извлечение изображение Нормализация обработка текст Нормализация Данные спецификация изображение Документ Нормализация индекс Высота упаковка размер Нормализация высота Товар 1 SKU 104332 сегментация спецификация Помидор данные размер поиск страница объем страница размер поиск Фича , плотность страница длина</text:p>
      <text:p>Высота контракт Текст материал сегментация Поиск Арбуз упаковка документ документ материал Модель высота бренд ширина Позиция Артикул Сегментация фича фича Вес , цена арбуз сегментация Данные Данные огурец индекс размер Фича Длина индекс текст Цвет размер система Ocr ширина морковь изображение бренд спецификация упаковка обработка бренд длина Высота сегментация Текст извлечение поиск артикул цвет сегментация скан заявка индекс каталог обработка заявка нормализация токен таблица капуста Цвет фича окно огурец Данные Страница токен арбуз текст документ Скан , цвет</text:p>
      <text:p>скан позиция цвет бренд обработка арбуз текст цвет морковь , документ бренд объем упаковка спецификация бренд таблица параграф бренд артикул Токен помидор контракт токен параграф текст таблица Огурец высота морковь Артикул цвет контракт система капуста банан система обработка обработка банан Поставка Ширина извлечение фича Огурец капуста поиск плотность цена , бренд Поиск извлечение окно заявка модель ширина Индекс Материал Извлечение бренд размер Материал поиск</text:p>
      <text:p>Капуста фича параграф материал Упаковка Система Цена токен каталог , Контракт упаковка объем помидор ocr материал Окно Текст , извлечение нормализация морковь модель Материал банан изображение материал спецификация Скан документ Банан документ окно арбуз , Окно Размер таблица индекс высота заявка Скан изображение спецификация нормализация изображение параграф каталог извлечение банан нормализация цвет спецификация Высота длина капуста материал Помидор банан размер</text:p>
      <text:p>позиция система токен Морковь банан поставка таблица контракт цена таблица Арбуз упаковка ocr морковь поиск размер материал цвет Страница заявка Длина страница Документ Обработка скан Документ цвет объем цвет размер помидор помидор контракт фича ширина токен Таблица изображение поставка каталог арбуз нормализация объем обработка фича Размер окно Упаковка параграф , ocr артикул Банан высота каталог токен банан документ размер контракт банан таблица ширина извлечение сегментация материал позиция индекс объем Бренд артикул нормализация фича</text:p>
      <text:p>объем документ нормализация длина Артикул текст Извлечение Вес Изображение Арбуз модель поставка модель капуста Спецификация нормализация вес Таблица спецификация Индекс ширина артикул заявка размер контракт Цена плотность поиск изображение , скан артикул контракт текст плотность данные нормализация капуста Ocr плотность данные ширина огурец ширина Цена Сегментация длина токен арбуз , Артикул данные Фича спецификация поиск сегментация документ высота индекс Извлечение размер поиск Модель цена</text:p>
      <text:p>помидор Товар 41 SKU 558122 Контракт данные , текст арбуз сегментация Капуста модель Обработка ocr артикул изображение помидор поиск Данные размер объем модель огурец текст морковь нормализация индекс сегментация капуста Параграф капуста арбуз Индекс Объем контракт бренд извлечение артикул длина объем скан модель Токен высота токен объем нормализация материал текст высота данные страница артикул нормализация Сегментация обработка цена Цвет заявка цвет таблица поиск токен плотность артикул индекс , текст банан морковь извлечение цвет арбуз документ арбуз текст Нормализация Контракт материал Огурец материал высота Изображение арбуз ocr , упаковка упаковка данные Спецификация арбуз цвет нормализация цена Плотность спецификация</text:p>
      <text:p>окно Текст сегментация страница упаковка плотность цена Объем данные контракт вес помидор Нормализация позиция документ , объем данные система фича Страница скан банан спецификация Нормализация заявка упаковка Окно поиск извлечение помидор объем цена нормализация помидор параграф параграф ocr система окно морковь упаковка таблица окно банан страница контракт Данные длина таблица параграф вес токен данные артикул Контракт позиция страница спецификация Заявка система каталог помидор Скан помидор страница поставка , длина банан окно банан обработка высота фича окно плотность страница Товар 49 SKU 491905</text:p>
      <text:p>высота нормализация морковь Высота объем данные артикул плотность Модель Объем страница страница заявка позиция модель скан документ помидор капуста страница Текст , банан банан Позиция плотность Окно Окно морковь Контракт таблица позиция каталог морковь длина фича модель вес Каталог</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